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Arial-BoldMT" svg:font-family="Arial-BoldMT"/>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automatic-styles>
    <style:style style:name="Table4" style:family="table" style:master-page-name="Standard">
      <style:table-properties style:width="14.651cm" style:page-number="1" table:align="margins" style:writing-mode="lr-tb"/>
    </style:style>
    <style:style style:name="Table4.A" style:family="table-column">
      <style:table-column-properties style:column-width="7.325cm" style:rel-column-width="32767*"/>
    </style:style>
    <style:style style:name="Table4.B" style:family="table-column">
      <style:table-column-properties style:column-width="7.325cm" style:rel-column-width="32768*"/>
    </style:style>
    <style:style style:name="Table4.1" style:family="table-row">
      <style:table-row-properties fo:background-color="transparent">
        <style:background-image/>
      </style:table-row-properties>
    </style:style>
    <style:style style:name="Table4.A1" style:family="table-cell">
      <style:table-cell-properties fo:padding="0.097cm" fo:border="none"/>
    </style:style>
    <style:style style:name="Tabela4" style:family="table">
      <style:table-properties style:width="14.642cm" fo:margin-left="0cm" fo:margin-right="0.009cm" table:align="margins" style:writing-mode="lr-tb"/>
    </style:style>
    <style:style style:name="Tabela4.A" style:family="table-column">
      <style:table-column-properties style:column-width="1.815cm" style:rel-column-width="8126*"/>
    </style:style>
    <style:style style:name="Tabela4.B" style:family="table-column">
      <style:table-column-properties style:column-width="2.314cm" style:rel-column-width="10361*"/>
    </style:style>
    <style:style style:name="Tabela4.C" style:family="table-column">
      <style:table-column-properties style:column-width="3.526cm" style:rel-column-width="15779*"/>
    </style:style>
    <style:style style:name="Tabela4.D" style:family="table-column">
      <style:table-column-properties style:column-width="6.987cm" style:rel-column-width="31269*"/>
    </style:style>
    <style:style style:name="Tabela4.1" style:family="table-row">
      <style:table-row-properties style:keep-together="true"/>
    </style:style>
    <style:style style:name="Tabela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4.D1" style:family="table-cell">
      <style:table-cell-properties style:vertical-align="top" fo:padding-left="0.191cm" fo:padding-right="0.191cm" fo:padding-top="0cm" fo:padding-bottom="0cm" fo:border="0.018cm solid #000000" style:writing-mode="lr-tb"/>
    </style:style>
    <style:style style:name="Tabela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4.D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ela1" style:family="table">
      <style:table-properties style:width="14.651cm" table:align="left" style:writing-mode="lr-tb"/>
    </style:style>
    <style:style style:name="Tabela1.A" style:family="table-column">
      <style:table-column-properties style:column-width="14.651cm"/>
    </style:style>
    <style:style style:name="Tabela1.A1" style:family="table-cell">
      <style:table-cell-properties style:vertical-align="middle"/>
    </style:style>
    <style:style style:name="Table2" style:family="table">
      <style:table-properties style:width="14.651cm" table:align="margins" style:writing-mode="lr-tb"/>
    </style:style>
    <style:style style:name="Table2.A" style:family="table-column">
      <style:table-column-properties style:column-width="1.166cm" style:rel-column-width="5216*"/>
    </style:style>
    <style:style style:name="Table2.B" style:family="table-column">
      <style:table-column-properties style:column-width="13.485cm" style:rel-column-width="60319*"/>
    </style:style>
    <style:style style:name="Table2.A1" style:family="table-cell">
      <style:table-cell-properties fo:padding="0.097cm" fo:border="none"/>
    </style:style>
    <style:style style:name="P1" style:family="paragraph" style:parent-style-name="Heading">
      <style:paragraph-properties fo:line-height="100%" fo:text-align="center" style:justify-single-word="false"/>
      <style:text-properties style:font-name="BaskervilleOldFacSCD" fo:font-size="28pt" style:font-name-asian="Lucida Sans Unicode" style:font-size-asian="28pt" style:font-name-complex="Tahoma" style:font-size-complex="28pt"/>
    </style:style>
    <style:style style:name="P2" style:family="paragraph" style:parent-style-name="Heading">
      <style:paragraph-properties fo:line-height="100%" fo:text-align="center" style:justify-single-word="false"/>
      <style:text-properties style:text-position="super 58%" style:font-name="BaskervilleOldFacSCD" fo:font-size="20pt" style:font-name-asian="Lucida Sans Unicode" style:font-size-asian="20pt" style:font-name-complex="Tahoma" style:font-size-complex="20pt"/>
    </style:style>
    <style:style style:name="P3" style:family="paragraph" style:parent-style-name="Standard">
      <style:text-properties fo:language="pt" fo:country="BR"/>
    </style:style>
    <style:style style:name="P4" style:family="paragraph" style:parent-style-name="Standard">
      <style:text-properties fo:language="pt" fo:country="BR" fo:font-weight="bold" style:font-weight-asian="bold"/>
    </style:style>
    <style:style style:name="P5" style:family="paragraph" style:parent-style-name="Standard">
      <style:paragraph-properties fo:line-height="100%" fo:text-align="center" style:justify-single-word="false"/>
      <style:text-properties style:font-name="Arial3" fo:font-size="26pt" fo:language="pt" fo:country="BR" fo:font-weight="bold" style:font-size-asian="26pt" style:font-weight-asian="bold" style:font-size-complex="26pt"/>
    </style:style>
    <style:style style:name="P6" style:family="paragraph" style:parent-style-name="Standard">
      <style:paragraph-properties fo:text-align="center" style:justify-single-word="false"/>
      <style:text-properties style:font-name="Arial3" fo:font-size="26pt" fo:language="pt" fo:country="BR" fo:font-weight="bold" style:font-size-asian="26pt" style:font-weight-asian="bold" style:font-size-complex="26pt"/>
    </style:style>
    <style:style style:name="P7" style:family="paragraph" style:parent-style-name="Standard">
      <style:paragraph-properties fo:text-align="end" style:justify-single-word="false"/>
      <style:text-properties style:font-name="Arial3" fo:language="pt" fo:country="BR" fo:font-weight="bold" style:font-weight-asian="bold"/>
    </style:style>
    <style:style style:name="P8" style:family="paragraph" style:parent-style-name="Standard">
      <style:paragraph-properties fo:text-align="end" style:justify-single-word="false"/>
      <style:text-properties fo:language="pt" fo:country="BR"/>
    </style:style>
    <style:style style:name="P9" style:family="paragraph" style:parent-style-name="Standard" style:master-page-name="Converter_20_4">
      <style:paragraph-properties fo:margin-top="0cm" fo:margin-bottom="0.635cm" fo:line-height="100%" fo:text-align="center" style:justify-single-word="false"/>
      <style:text-properties style:font-name="Arial1" fo:font-size="16pt" fo:language="pt" fo:country="BR" fo:font-weight="bold" style:font-size-asian="16pt" style:font-weight-asian="bold"/>
    </style:style>
    <style:style style:name="P10" style:family="paragraph" style:parent-style-name="Contents_20_1">
      <style:paragraph-properties>
        <style:tab-stops>
          <style:tab-stop style:position="14.651cm" style:type="right" style:leader-style="dotted" style:leader-text="."/>
          <style:tab-stop style:position="15.24cm" style:leader-style="dotted" style:leader-text="."/>
        </style:tab-stops>
      </style:paragraph-properties>
    </style:style>
    <style:style style:name="P11" style:family="paragraph" style:parent-style-name="Standard" style:list-style-name="L1">
      <style:paragraph-properties fo:margin-left="0cm" fo:margin-right="0cm" fo:text-indent="0cm" style:auto-text-indent="false">
        <style:tab-stops>
          <style:tab-stop style:position="14.651cm" style:type="right" style:leader-style="dotted" style:leader-text="."/>
          <style:tab-stop style:position="15.24cm" style:leader-style="dotted" style:leader-text="."/>
        </style:tab-stops>
      </style:paragraph-properties>
    </style:style>
    <style:style style:name="P12" style:family="paragraph" style:parent-style-name="Standard" style:list-style-name="L1" style:master-page-name="">
      <style:paragraph-properties fo:margin-left="0cm" fo:margin-right="0cm" fo:margin-top="0cm" fo:margin-bottom="0.22cm" fo:line-height="0.4cm" fo:text-align="justify" style:justify-single-word="false" fo:orphans="2" fo:widows="2" fo:text-indent="0cm" style:auto-text-indent="false" style:writing-mode="lr-tb">
        <style:tab-stops>
          <style:tab-stop style:position="14.651cm" style:type="right" style:leader-style="dotted" style:leader-text="."/>
          <style:tab-stop style:position="15.24cm" style:leader-style="dotted" style:leader-text="."/>
        </style:tab-stops>
      </style:paragraph-properties>
    </style:style>
    <style:style style:name="P13" style:family="paragraph" style:parent-style-name="Standard" style:list-style-name="L2">
      <style:paragraph-properties fo:margin-left="0cm" fo:margin-right="0cm" fo:margin-top="0cm" fo:margin-bottom="0.22cm" fo:line-height="0.4cm" fo:text-align="justify" style:justify-single-word="false" fo:orphans="2" fo:widows="2" fo:text-indent="0cm" style:auto-text-indent="false" style:writing-mode="lr-tb">
        <style:tab-stops>
          <style:tab-stop style:position="14.651cm" style:type="right" style:leader-style="dotted" style:leader-text="."/>
          <style:tab-stop style:position="15.24cm" style:leader-style="dotted" style:leader-text="."/>
        </style:tab-stops>
      </style:paragraph-properties>
      <style:text-properties style:use-window-font-color="true" style:font-name="Arial" fo:font-size="9pt" fo:language="en" fo:country="CA" fo:font-style="italic" style:font-name-asian="Times New Roman" style:font-size-asian="12pt" style:font-style-asian="italic" style:font-name-complex="Times New Roman" style:font-size-complex="10pt" style:font-style-complex="italic"/>
    </style:style>
    <style:style style:name="P14" style:family="paragraph" style:parent-style-name="Standard">
      <style:paragraph-properties>
        <style:tab-stops>
          <style:tab-stop style:position="0.813cm"/>
          <style:tab-stop style:position="15.24cm" style:type="right" style:leader-style="dotted" style:leader-text="."/>
        </style:tab-stops>
      </style:paragraph-properties>
      <style:text-properties style:font-name="Arial1" fo:language="pt" fo:country="BR" fo:font-weight="bold" style:font-weight-asian="bold"/>
    </style:style>
    <style:style style:name="P15" style:family="paragraph" style:parent-style-name="Heading_20_4" style:master-page-name="Converter_20_5">
      <style:paragraph-properties fo:margin-left="0cm" fo:margin-right="0cm" fo:line-height="100%" fo:text-indent="0cm" style:auto-text-indent="false"/>
      <style:text-properties fo:language="pt" fo:country="BR"/>
    </style:style>
    <style:style style:name="P16" style:family="paragraph" style:parent-style-name="Standard">
      <style:paragraph-properties fo:margin-left="-0.032cm" fo:margin-right="0.004cm" fo:margin-top="0.106cm" fo:margin-bottom="0.106cm" fo:text-indent="0cm" style:auto-text-indent="false" style:snap-to-layout-grid="false"/>
      <style:text-properties fo:language="pt" fo:country="BR" fo:font-weight="bold" style:font-weight-asian="bold"/>
    </style:style>
    <style:style style:name="P17" style:family="paragraph" style:parent-style-name="Standard">
      <style:paragraph-properties fo:margin-left="-0.067cm" fo:margin-right="0.004cm" fo:margin-top="0.106cm" fo:margin-bottom="0.106cm" fo:text-indent="0cm" style:auto-text-indent="false" style:snap-to-layout-grid="false"/>
      <style:text-properties fo:language="pt" fo:country="BR" fo:font-weight="bold" style:font-weight-asian="bold"/>
    </style:style>
    <style:style style:name="P18" style:family="paragraph" style:parent-style-name="_21_body">
      <style:paragraph-properties fo:margin-left="-0.032cm" fo:margin-right="0.004cm" fo:margin-top="0.106cm" fo:margin-bottom="0.106cm" fo:text-indent="0cm" style:auto-text-indent="false" style:snap-to-layout-grid="false"/>
      <style:text-properties fo:language="pt" fo:country="BR" fo:font-weight="normal" style:font-weight-asian="normal" style:font-weight-complex="normal"/>
    </style:style>
    <style:style style:name="P19" style:family="paragraph" style:parent-style-name="_21_body">
      <style:paragraph-properties fo:margin-left="-0.032cm" fo:margin-right="0.004cm" fo:margin-top="0.106cm" fo:margin-bottom="0.106cm" fo:text-indent="0cm" style:auto-text-indent="false" style:snap-to-layout-grid="false"/>
      <style:text-properties fo:language="pt" fo:country="BR"/>
    </style:style>
    <style:style style:name="P20" style:family="paragraph" style:parent-style-name="_21_body">
      <style:paragraph-properties fo:margin-left="-0.067cm" fo:margin-right="0.004cm" fo:margin-top="0.106cm" fo:margin-bottom="0.106cm" fo:text-indent="0cm" style:auto-text-indent="false" style:snap-to-layout-grid="false"/>
      <style:text-properties fo:language="pt" fo:country="BR"/>
    </style:style>
    <style:style style:name="P21" style:family="paragraph" style:parent-style-name="Heading_20_1" style:list-style-name="L3" style:master-page-name="Converter_20_6">
      <style:paragraph-properties fo:margin-left="0cm" fo:margin-right="0cm" fo:margin-top="0.4cm" fo:margin-bottom="0.199cm" fo:text-align="justify" style:justify-single-word="false" fo:orphans="2" fo:widows="2" fo:text-indent="0cm" style:auto-text-indent="false" style:page-number="1" fo:break-before="auto" fo:break-after="auto" style:shadow="none" fo:keep-with-next="always" style:writing-mode="lr-tb">
        <style:tab-stops/>
      </style:paragraph-properties>
      <style:text-properties fo:language="pt" fo:country="BR"/>
    </style:style>
    <style:style style:name="P22" style:family="paragraph" style:parent-style-name="Table_20_Contents">
      <style:paragraph-properties fo:margin-left="2.064cm" fo:margin-right="0cm" fo:text-indent="0cm" style:auto-text-indent="false" fo:padding="0cm" fo:border="none"/>
      <style:text-properties fo:language="pt" fo:country="BR"/>
    </style:style>
    <style:style style:name="P23" style:family="paragraph" style:parent-style-name="Standard">
      <style:paragraph-properties fo:margin-left="0cm" fo:margin-right="0cm" fo:text-indent="0cm" style:auto-text-indent="false"/>
      <style:text-properties fo:font-size="9pt" fo:font-style="normal" style:font-size-asian="9pt" style:font-style-asian="normal" style:font-size-complex="9pt" style:font-style-complex="normal"/>
    </style:style>
    <style:style style:name="P24" style:family="paragraph" style:parent-style-name="Heading_20_1" style:list-style-name="L3" style:master-page-name="">
      <style:paragraph-properties fo:margin-left="0cm" fo:margin-right="0cm" fo:margin-top="0.4cm" fo:margin-bottom="0.199cm" fo:line-height="100%" fo:text-align="justify" style:justify-single-word="false" fo:orphans="2" fo:widows="2" fo:text-indent="0cm" style:auto-text-indent="false" fo:break-before="auto" fo:break-after="auto" style:shadow="none" fo:keep-with-next="always"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5" style:family="paragraph" style:parent-style-name="Standard" style:list-style-name="L3">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6" style:family="paragraph" style:parent-style-name="Standard" style:list-style-name="L4">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7" style:family="paragraph" style:parent-style-name="Standard">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language="pt" fo:country="BR" fo:font-style="normal" fo:font-weight="bold" style:letter-kerning="true" style:font-name-asian="Times New Roman" style:font-style-asian="normal" style:font-weight-asian="bold" style:font-name-complex="Times New Roman" style:font-style-complex="normal"/>
    </style:style>
    <style:style style:name="P28" style:family="paragraph" style:parent-style-name="Standard" style:list-style-name="L5" style:master-page-name="">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29" style:family="paragraph" style:parent-style-name="Standard" style:list-style-name="L5">
      <style:paragraph-properties fo:margin-left="0cm" fo:margin-right="0cm" fo:margin-top="0cm" fo:margin-bottom="0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0" style:family="paragraph" style:parent-style-name="Standard">
      <style:paragraph-properties fo:margin-left="0cm" fo:margin-right="0cm" fo:margin-top="0cm" fo:margin-bottom="0cm" fo:line-height="100%" fo:text-align="start" style:justify-single-word="false" fo:orphans="2" fo:widows="2" fo:text-indent="0cm" style:auto-text-indent="false" style:shadow="none" style:writing-mode="lr-tb">
        <style:tab-stops>
          <style:tab-stop style:position="0cm"/>
          <style:tab-stop style:position="0.035cm"/>
        </style:tab-stops>
      </style:paragraph-properties>
      <style:text-properties fo:color="#000000" fo:language="pt" fo:country="BR" fo:font-weight="bold" style:letter-kerning="true" style:font-weight-asian="bold" style:font-weight-complex="bold"/>
    </style:style>
    <style:style style:name="P31" style:family="paragraph" style:parent-style-name="Standard" style:list-style-name="L6" style:master-page-name="">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2" style:family="paragraph" style:parent-style-name="Standard" style:list-style-name="L6">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3" style:family="paragraph" style:parent-style-name="Standard" style:master-page-name="">
      <style:paragraph-properties fo:margin-left="0cm" fo:margin-right="0cm" fo:margin-top="0cm" fo:margin-bottom="0cm" fo:line-height="100%" fo:text-align="start" style:justify-single-word="false" fo:orphans="2" fo:widows="2" fo:text-indent="0cm" style:auto-text-indent="false" style:shadow="none" style:writing-mode="lr-tb">
        <style:tab-stops>
          <style:tab-stop style:position="0cm"/>
          <style:tab-stop style:position="0.035cm"/>
        </style:tab-stops>
      </style:paragraph-properties>
    </style:style>
    <style:style style:name="P34" style:family="paragraph" style:parent-style-name="Standard">
      <style:paragraph-properties fo:margin-left="0cm" fo:margin-right="0cm" fo:margin-top="0cm" fo:margin-bottom="0cm" fo:line-height="100%" fo:text-align="start" style:justify-single-word="false" fo:orphans="2" fo:widows="2" fo:text-indent="0cm" style:auto-text-indent="false" style:shadow="none" style:writing-mode="lr-tb">
        <style:tab-stops>
          <style:tab-stop style:position="0cm"/>
          <style:tab-stop style:position="0.035cm"/>
        </style:tab-stops>
      </style:paragraph-properties>
    </style:style>
    <style:style style:name="P35" style:family="paragraph" style:parent-style-name="Standard" style:list-style-name="L7">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6" style:family="paragraph" style:parent-style-name="Standard">
      <style:paragraph-properties fo:margin-left="0cm" fo:margin-right="0cm" fo:margin-top="0.4cm" fo:margin-bottom="0.199cm" fo:line-height="100%" fo:text-align="justify" style:justify-single-word="false" fo:orphans="2" fo:widows="2" fo:text-indent="0cm" style:auto-text-indent="fals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7" style:family="paragraph" style:parent-style-name="Standard">
      <style:paragraph-properties fo:margin-left="0cm" fo:margin-right="0cm" fo:margin-top="0.4cm" fo:margin-bottom="0.199cm" fo:line-height="100%" fo:text-align="justify" style:justify-single-word="false" fo:orphans="2" fo:widows="2" fo:text-indent="0cm" style:auto-text-indent="false" fo:break-before="page" style:shadow="none" style:writing-mode="lr-tb">
        <style:tab-stops/>
      </style:paragraph-properties>
      <style:text-properties fo:color="#000000" style:font-name="Arial2" fo:font-size="9pt" fo:language="pt" fo:country="BR" fo:font-style="normal" fo:font-weight="bold" style:letter-kerning="true" style:font-name-asian="Times New Roman" style:font-size-asian="12pt" style:font-style-asian="normal" style:font-weight-asian="bold" style:font-name-complex="Times New Roman" style:font-size-complex="10pt" style:font-style-complex="normal"/>
    </style:style>
    <style:style style:name="P38" style:family="paragraph" style:parent-style-name="Heading_20_1" style:list-style-name="L3">
      <style:paragraph-properties fo:margin-left="0cm" fo:margin-right="0cm" fo:text-indent="0cm" style:auto-text-indent="false"/>
    </style:style>
    <style:style style:name="P39" style:family="paragraph" style:parent-style-name="Table_20_Contents">
      <style:paragraph-properties fo:margin-left="-0.009cm" fo:margin-right="-0.009cm" fo:text-align="center" style:justify-single-word="false" fo:text-indent="0cm" style:auto-text-indent="false"/>
    </style:style>
    <style:style style:name="P40" style:family="paragraph" style:parent-style-name="Standard">
      <style:paragraph-properties fo:margin-left="0cm" fo:margin-right="0cm" fo:text-align="start" style:justify-single-word="false" fo:text-indent="0cm" style:auto-text-indent="false"/>
      <style:text-properties style:font-name="Arial-BoldMT" fo:font-size="12pt" fo:language="pt" fo:country="BR" fo:font-style="normal" fo:font-weight="normal" style:font-name-asian="Arial-BoldMT" style:font-size-asian="12pt" style:font-style-asian="normal" style:font-weight-asian="normal" style:font-name-complex="Arial-BoldMT" style:font-size-complex="12pt" style:font-style-complex="normal" style:font-weight-complex="normal"/>
    </style:style>
    <style:style style:name="P41" style:family="paragraph" style:parent-style-name="Standard">
      <style:paragraph-properties fo:margin-left="0cm" fo:margin-right="0cm" fo:text-indent="0cm" style:auto-text-indent="false"/>
      <style:text-properties fo:language="pt" fo:country="BR"/>
    </style:style>
    <style:style style:name="P42" style:family="paragraph" style:parent-style-name="Table_20_Contents">
      <style:paragraph-properties fo:margin-left="0.009cm" fo:margin-right="0.009cm" fo:text-indent="0cm" style:auto-text-indent="false"/>
      <style:text-properties fo:font-style="normal" style:font-style-asian="normal" style:font-style-complex="normal"/>
    </style:style>
    <style:style style:name="P43" style:family="paragraph" style:parent-style-name="Standard">
      <style:paragraph-properties fo:margin-left="0cm" fo:margin-right="0cm" fo:text-align="start" style:justify-single-word="false" fo:text-indent="0cm" style:auto-text-indent="false"/>
      <style:text-properties fo:language="pt" fo:country="BR"/>
    </style:style>
    <style:style style:name="P44" style:family="paragraph" style:parent-style-name="Table_20_Contents">
      <style:paragraph-properties fo:margin-left="0.026cm" fo:margin-right="0.009cm" fo:text-align="start" style:justify-single-word="false" fo:text-indent="0cm" style:auto-text-indent="false"/>
    </style:style>
    <style:style style:name="T1" style:family="text">
      <style:text-properties fo:font-weight="normal" style:font-weight-asian="normal" style:font-weight-complex="normal"/>
    </style:style>
    <style:style style:name="T2" style:family="text">
      <style:text-properties style:font-name="Arial3" fo:font-weight="bold" style:font-weight-asian="bold"/>
    </style:style>
    <style:style style:name="T3" style:family="text">
      <style:text-properties style:font-name="Arial3" fo:font-weight="normal" style:font-weight-asian="normal" style:font-weight-complex="normal"/>
    </style:style>
    <style:style style:name="T4" style:family="text">
      <style:text-properties style:use-window-font-color="true" style:font-name="Arial" fo:font-size="9pt" fo:language="en" fo:country="CA" fo:font-style="normal" style:font-name-asian="Times New Roman" style:font-size-asian="12pt" style:font-style-asian="normal" style:font-name-complex="Times New Roman" style:font-size-complex="10pt" style:font-style-complex="normal"/>
    </style:style>
    <style:style style:name="T5" style:family="text">
      <style:text-properties style:use-window-font-color="true" style:font-name="Arial" fo:font-size="9pt" fo:language="en" fo:country="CA" style:font-name-asian="Times New Roman" style:font-size-asian="12pt" style:font-name-complex="Times New Roman" style:font-size-complex="10pt"/>
    </style:style>
    <style:style style:name="T6" style:family="text">
      <style:text-properties fo:font-style="italic"/>
    </style:style>
    <style:style style:name="T7" style:family="text">
      <style:text-properties style:font-name="Arial2" fo:font-size="12pt" fo:font-style="normal" style:font-name-asian="Times New Roman" style:font-size-asian="12pt" style:font-style-asian="normal" style:font-name-complex="Times New Roman" style:font-size-complex="12pt" style:font-style-complex="normal"/>
    </style:style>
    <style:style style:name="T8" style:family="text">
      <style:text-properties style:font-name="Arial2" fo:font-size="9pt" fo:font-style="normal" style:font-name-asian="Times New Roman" style:font-size-asian="12pt" style:font-style-asian="normal" style:font-name-complex="Times New Roman" style:font-size-complex="10pt" style:font-style-complex="normal"/>
    </style:style>
    <style:style style:name="T9" style:family="text">
      <style:text-properties fo:color="#000000" style:font-name="Arial2" fo:font-size="12pt" fo:language="pt" fo:country="BR" fo:font-style="normal" fo:font-weight="bold" style:letter-kerning="true" style:font-name-asian="Times New Roman" style:font-size-asian="12pt" style:font-style-asian="normal" style:font-weight-asian="bold" style:font-name-complex="Times New Roman" style:font-size-complex="12pt" style:font-style-complex="normal" style:font-weight-complex="bold"/>
    </style:style>
    <style:style style:name="T10" style:family="text">
      <style:text-properties style:font-name="Arial" style:font-name-asian="Times New Roman" style:font-name-complex="Times New Roman"/>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fo:margin-left="0cm" fo:margin-right="0cm" style:editable="false">
        <style:columns fo:column-count="0" fo:column-gap="0cm"/>
      </style:section-properties>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text:style-name="Numbering_20_Symbols" style:num-suffix="." style:num-format="1" text:start-value="2">
        <style:list-level-properties text:min-label-width="0.635cm"/>
      </text:list-level-style-number>
      <text:list-level-style-number text:level="2" text:style-name="Numbering_20_Symbols" style:num-format="1" text:display-levels="2">
        <style:list-level-properties text:space-before="0.088cm" text:min-label-width="0.635cm"/>
      </text:list-level-style-number>
      <text:list-level-style-number text:level="3" style:num-suffix="." style:num-format="1" text:display-levels="3">
        <style:list-level-properties text:space-before="0.176cm" text:min-label-width="0.635cm"/>
      </text:list-level-style-number>
      <text:list-level-style-number text:level="4" style:num-suffix="." style:num-format="1" text:display-levels="4">
        <style:list-level-properties text:space-before="0.265cm" text:min-label-width="0.635cm"/>
      </text:list-level-style-number>
      <text:list-level-style-number text:level="5" style:num-suffix="." style:num-format="1" text:display-levels="5">
        <style:list-level-properties text:space-before="0.353cm" text:min-label-width="0.635cm"/>
      </text:list-level-style-number>
      <text:list-level-style-number text:level="6" style:num-suffix="." style:num-format="1" text:display-levels="6">
        <style:list-level-properties text:space-before="0.441cm" text:min-label-width="0.635cm"/>
      </text:list-level-style-number>
      <text:list-level-style-number text:level="7" style:num-suffix="." style:num-format="1" text:display-levels="7">
        <style:list-level-properties text:space-before="0.529cm" text:min-label-width="0.635cm"/>
      </text:list-level-style-number>
      <text:list-level-style-number text:level="8" style:num-suffix="." style:num-format="1" text:display-levels="8">
        <style:list-level-properties text:space-before="0.617cm" text:min-label-width="0.635cm"/>
      </text:list-level-style-number>
      <text:list-level-style-number text:level="9" style:num-suffix="." style:num-format="1" text:display-levels="9">
        <style:list-level-properties text:space-before="0.706cm" text:min-label-width="0.635cm"/>
      </text:list-level-style-number>
      <text:list-level-style-number text:level="10" style:num-suffix="." style:num-format="1" text:display-levels="10">
        <style:list-level-properties text:space-before="0.794cm" text:min-label-width="0.635cm"/>
      </text:list-level-style-number>
    </text:list-style>
    <text:list-style style:name="L3">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min-label-width="0.762cm"/>
      </text:list-level-style-number>
      <text:list-level-style-number text:level="3" style:num-format="1" text:display-levels="3">
        <style:list-level-properties text:min-label-distance="0.10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L4">
      <text:list-level-style-number text:level="1" style:num-prefix="("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number text:level="1" style:num-prefix="(" style:num-suffix=")" style:num-format="a">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4" table:style-name="Table4">
        <table:table-column table:style-name="Table4.A"/>
        <table:table-column table:style-name="Table4.B"/>
        <table:table-header-rows>
          <table:table-row table:style-name="Table4.1">
            <table:table-cell table:style-name="Table4.A1" office:value-type="string">
              <text:p text:style-name="P1"/>
            </table:table-cell>
            <table:table-cell table:style-name="Table4.A1" office:value-type="string">
              <text:p text:style-name="P2"/>
            </table:table-cell>
          </table:table-row>
        </table:table-header-rows>
      </table:table>
      <text:p text:style-name="P3"/>
      <text:p text:style-name="P4"/>
      <text:p text:style-name="P5">Testes de Aceitação</text:p>
      <text:p text:style-name="P5">Aluno</text:p>
      <text:p text:style-name="P6"/>
      <text:p text:style-name="P6"/>
      <text:p text:style-name="P7">Identificador do projeto:<text:line-break/><text:span text:style-name="T1">Escola</text:span></text:p>
      <text:p text:style-name="P7">Identificador do documento:<text:line-break/><text:span text:style-name="T1">escola-testes-aceitacao-aluno-0.1</text:span></text:p>
      <text:p text:style-name="P7">Data de publicação:<text:line-break/>04<text:span text:style-name="T1">/06/2007</text:span></text:p>
      <text:p text:style-name="P8"><text:span text:style-name="T2">Gerente de projeto:<text:line-break/></text:span><text:span text:style-name="T3">Fábio Nogueira de Lucena</text:span></text:p>
      <text:p text:style-name="P9">Conteúdo</text:p>
      <text:table-of-content text:style-name="Sect1" text:name="Sumário1">
        <text:table-of-content-source text:outline-level="4" text:use-index-marks="false" text:use-index-source-styles="true">
          <text:index-title-template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
          <text:table-of-content-entry-template text:outline-level="1" text:style-name="Contents_20_1">
            <text:index-entry-chapter/>
            <text:index-entry-span> </text:index-entry-span>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0.813cm" style:leader-char="." style:with-tab="false"/>
            <text:index-entry-tab-stop style:type="left" style:position="14.427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0.811cm" style:leader-char="." style:with-tab="false"/>
            <text:index-entry-tab-stop style:type="left" style:position="13.614cm"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0.813cm" style:leader-char="." style:with-tab="false"/>
            <text:index-entry-tab-stop style:type="left" style:position="12.802cm"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0.813cm" style:leader-char="." style:with-tab="false"/>
            <text:index-entry-tab-stop style:type="left" style:position="11.989cm"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0.813cm" style:leader-char="." style:with-tab="false"/>
            <text:index-entry-tab-stop style:type="left" style:position="11.176cm"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0.813cm" style:leader-char="." style:with-tab="false"/>
            <text:index-entry-tab-stop style:type="left" style:position="10.363cm"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0.811cm" style:leader-char="." style:with-tab="false"/>
            <text:index-entry-tab-stop style:type="left" style:position="9.55cm"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0.813cm" style:leader-char="." style:with-tab="false"/>
            <text:index-entry-tab-stop style:type="left" style:position="8.738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_20_1"/>
            <text:index-source-style text:style-name="Heading_20_6"/>
            <text:index-source-style text:style-name="Level_20_1"/>
          </text:index-source-styles>
        </text:table-of-content-source>
        <text:index-body>
          <text:p text:style-name="P10">1. <text:s/>Objetivos<text:tab/>1</text:p>
          <text:p text:style-name="P10">2. <text:s/>Testes de Aceitação<text:tab/>1</text:p>
          <text:list text:style-name="L1">
            <text:list-header>
              <text:p text:style-name="P11">2.1- <text:s/>Acessar notas e frequências ....................................................................................1</text:p>
              <text:p text:style-name="P12"><text:span text:style-name="T4">2.2 - Atualizar desempenho de docente ...........................................................................1</text:span></text:p>
              <text:p text:style-name="P12"><text:span text:style-name="T5">2.3- Cadastrar</text:span> interesse em receber informações sobre alteração de nota e/ou freqüência..........................................................................................................................1</text:p>
              <text:p text:style-name="P12">2.4- Registrar interesse em turma ....................................................................................1</text:p>
            </text:list-header>
          </text:list>
          <text:list text:style-name="L2">
            <text:list-header>
              <text:p text:style-name="P13"/>
            </text:list-header>
          </text:list>
          <text:p text:style-name="P10">3. <text:s/>Referências<text:tab/>3</text:p>
        </text:index-body>
      </text:table-of-content>
      <text:p text:style-name="P14"/>
      <text:p text:style-name="P15">Histórico de mudanças</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6">Revisão</text:p>
          </table:table-cell>
          <table:table-cell table:style-name="Tabela4.A1" office:value-type="string">
            <text:p text:style-name="P16">Data</text:p>
          </table:table-cell>
          <table:table-cell table:style-name="Tabela4.A1" office:value-type="string">
            <text:p text:style-name="P17">Autor(es)</text:p>
          </table:table-cell>
          <table:table-cell table:style-name="Tabela4.D1" office:value-type="string">
            <text:p text:style-name="P16">Breve descrição</text:p>
          </table:table-cell>
        </table:table-row>
        <table:table-row table:style-name="Tabela4.1">
          <table:table-cell table:style-name="Tabela4.A2" office:value-type="string">
            <text:p text:style-name="P18">0.1</text:p>
          </table:table-cell>
          <table:table-cell table:style-name="Tabela4.A2" office:value-type="string">
            <text:p text:style-name="P19">04/06/2007</text:p>
          </table:table-cell>
          <table:table-cell table:style-name="Tabela4.A2" office:value-type="string">
            <text:p text:style-name="P20">Ailton Antônio Araújo</text:p>
          </table:table-cell>
          <table:table-cell table:style-name="Tabela4.D2" office:value-type="string">
            <text:p text:style-name="P19">Proposta inicial</text:p>
          </table:table-cell>
        </table:table-row>
      </table:table>
      <text:p text:style-name="P3"/>
      <text:list text:style-name="L3">
        <text:list-item>
          <text:p text:style-name="P21">Objetivos</text:p>
        </text:list-item>
      </text:list>
      <text:section text:style-name="Sect2" text:name="co">
        <text:section text:style-name="Sect2" text:name="fi">
          <text:section text:style-name="Sect2" text:name="fic">
            <text:section text:style-name="Sect2" text:name="msgs">
              <text:section text:style-name="Sect2" text:name="msg_2">
                <text:section text:style-name="Sect2" text:name="Seção1">
                  <table:table table:name="Tabela1" table:style-name="Tabela1">
                    <table:table-column table:style-name="Tabela1.A"/>
                    <table:table-row>
                      <table:table-cell table:style-name="Tabela1.A1" office:value-type="string">
                        <text:section text:style-name="Sect2" text:name="mb_2">
                          <text:p text:style-name="P22"><text:span text:style-name="T6">Simular operações de rotina do sistema de modo a verificar se seu comportamento está de acordo com o solicitado.</text:span> </text:p>
                        </text:section>
                      </table:table-cell>
                    </table:table-row>
                  </table:table>
                </text:section>
              </text:section>
            </text:section>
          </text:section>
        </text:section>
      </text:section>
      <text:p text:style-name="P23"/>
      <text:list text:style-name="L3" text:continue-numbering="true">
        <text:list-item>
          <text:p text:style-name="P24">Testes de Aceitação</text:p>
          <text:list>
            <text:list-item>
              <text:p text:style-name="P25">Acesso a Notas e Frequências</text:p>
            </text:list-item>
          </text:list>
        </text:list-item>
      </text:list>
      <text:list text:style-name="L4">
        <text:list-header>
          <text:p text:style-name="P26"/>
        </text:list-header>
        <text:list-item>
          <text:p text:style-name="P26">Selecionar no menu a opção “Histórico Acadêmico”;</text:p>
        </text:list-item>
        <text:list-item>
          <text:p text:style-name="P26">Deverá ser exibida uma combo com as turmas do aluno, será exibido o Histórico Acadêmico da turma padrão (primeira turma registrada - T1);</text:p>
        </text:list-item>
        <text:list-item>
          <text:p text:style-name="P26">Selecione a partir da combo a turma T3;</text:p>
        </text:list-item>
        <text:list-item>
          <text:p text:style-name="P26">Verifique se as notas e a frequência correspondem a turma selecionada.</text:p>
        </text:list-item>
      </text:list>
      <text:p text:style-name="P27"><text:s/></text:p>
      <text:list text:style-name="L3" text:continue-numbering="true">
        <text:list-item>
          <text:list text:continue-numbering="true">
            <text:list-item>
              <text:p text:style-name="P25">Atualizar desempenho de Docente</text:p>
            </text:list-item>
          </text:list>
        </text:list-item>
      </text:list>
      <text:p text:style-name="P27"/>
      <text:list text:style-name="L5">
        <text:list-item>
          <text:p text:style-name="P28">Selecionar no menu a opção “Avaliação de Docentes”;</text:p>
        </text:list-item>
        <text:list-item>
          <text:p text:style-name="P29">Verifique se foi exibido uma lista contendo todos os docentes para o aluno;</text:p>
        </text:list-item>
        <text:list-item>
          <text:p text:style-name="P29">A partir da lista de docentes clique no “link” contendo o nome do Professor;</text:p>
        </text:list-item>
        <text:list-item>
          <text:p text:style-name="P29">Verifique na descrição do professor se o mesmo corresponde ao que foi selecionado no item anterior;</text:p>
        </text:list-item>
        <text:list-item>
          <text:p text:style-name="P29">Para cada questão do questionário selecione em sua respectiva combo uma alternativa;</text:p>
        </text:list-item>
        <text:list-item>
          <text:p text:style-name="P29">Após preenchido todos os itens pressione o botão “Atualizar Avaliação”;</text:p>
        </text:list-item>
      </text:list>
      <text:p text:style-name="P30"/>
      <text:p text:style-name="P30"><text:span text:style-name="T7">2.3</text:span><text:span text:style-name="T8"> Cadastrar interesse em receber informações sobre alteração de nota e/ou freqüência</text:span></text:p>
      <text:list text:style-name="L6">
        <text:list-item>
          <text:p text:style-name="P31">Selecionar no menu lateral a opção “Receber informações”;</text:p>
        </text:list-item>
        <text:list-item>
          <text:p text:style-name="P32">Será preenchido um componente “radiobuton” correspondente a última alternativa selecionada;</text:p>
        </text:list-item>
        <text:list-item>
          <text:p text:style-name="P32">Alterar a opção para sim para receber informações sobre notas e frequências;</text:p>
        </text:list-item>
        <text:list-item>
          <text:p text:style-name="P32">Pressione “OK” para efetuar as alterações;</text:p>
        </text:list-item>
      </text:list>
      <text:p text:style-name="P33"><text:span text:style-name="T9"/></text:p>
      <text:p text:style-name="P34"><text:span text:style-name="T9">2.4</text:span> Registrar interesse em participar de uma ou mais turmas previstas</text:p>
      <text:list text:style-name="L7">
        <text:list-item>
          <text:p text:style-name="P35">Selecionar no menu lateral a opção “Pré-Matricula”;</text:p>
        </text:list-item>
        <text:list-item>
          <text:p text:style-name="P35">Se a data atual ultrapassar o período estabelecido para a pré-matricula será exibido uma mensagem informado o fim do prazo;</text:p>
        </text:list-item>
        <text:list-item>
          <text:p text:style-name="P35">Se a data atual não ultrapassar o período estabelecido será exibido uma lista de disciplinas e turmas para as quais o aluno poderá optar, será exibido componentes “checkboxes” selecionados previamente;</text:p>
        </text:list-item>
        <text:list-item>
          <text:p text:style-name="P35">Altere as o registro do interesse por disciplinas clicando em outro componente “checkbox” não selecionado;</text:p>
        </text:list-item>
        <text:list-item>
          <text:p text:style-name="P35">Clique no botão “Registrar”, saia do aplicativo em efetue o login novamente;</text:p>
        </text:list-item>
        <text:list-item>
          <text:p text:style-name="P35">Clique no menu na opção “Pré-matricula”, verifique se as disciplinas selecionadas correspondem as previamente selecionadas no item anterior;</text:p>
        </text:list-item>
      </text:list>
      <text:p text:style-name="P36"/>
      <text:p text:style-name="P37"/>
      <text:list text:style-name="L3" text:continue-numbering="true">
        <text:list-item>
          <text:p text:style-name="P38">Referências</text:p>
        </text:list-item>
      </text:list>
      <table:table table:name="Table2" table:style-name="Table2">
        <table:table-column table:style-name="Table2.A"/>
        <table:table-column table:style-name="Table2.B"/>
        <table:table-row>
          <table:table-cell table:style-name="Table2.A1" office:value-type="string">
            <text:p text:style-name="P39">[1<text:span text:style-name="T10">]</text:span></text:p>
          </table:table-cell>
          <table:table-cell table:style-name="Table2.A1" office:value-type="string">
            <text:p text:style-name="P40">Declaração de escopo (Escola 1.0)</text:p>
          </table:table-cell>
        </table:table-row>
        <table:table-row>
          <table:table-cell table:style-name="Table2.A1" office:value-type="string">
            <text:p text:style-name="P39"><text:span text:style-name="T10"/></text:p>
          </table:table-cell>
          <table:table-cell table:style-name="Table2.A1" office:value-type="string">
            <text:p text:style-name="P41"/>
          </table:table-cell>
        </table:table-row>
        <table:table-row>
          <table:table-cell table:style-name="Table2.A1" office:value-type="string">
            <text:p text:style-name="P39"><text:span text:style-name="T10"/></text:p>
          </table:table-cell>
          <table:table-cell table:style-name="Table2.A1" office:value-type="string">
            <text:p text:style-name="P42"/>
          </table:table-cell>
        </table:table-row>
        <table:table-row>
          <table:table-cell table:style-name="Table2.A1" office:value-type="string">
            <text:p text:style-name="P39"><text:span text:style-name="T10"/></text:p>
          </table:table-cell>
          <table:table-cell table:style-name="Table2.A1" office:value-type="string">
            <text:p text:style-name="P43"/>
          </table:table-cell>
        </table:table-row>
        <table:table-row>
          <table:table-cell table:style-name="Table2.A1" office:value-type="string">
            <text:p text:style-name="P39"><text:span text:style-name="T10"/></text:p>
          </table:table-cell>
          <table:table-cell table:style-name="Table2.A1" office:value-type="string">
            <text:p text:style-name="P44"/>
          </table:table-cell>
        </table:table-row>
      </table:table>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Monotype Sorts" svg:font-family="'Monotype Sorts'" style:font-pitch="variable" style:font-charset="x-symbol"/>
    <style:font-face style:name="WP MathA" svg:font-family="'WP MathA'" style:font-pitch="variable" style:font-charset="x-symbol"/>
    <style:font-face style:name="Wingdings" svg:font-family="Wingdings" style:font-pitch="variable" style:font-charset="x-symbol"/>
    <style:font-face style:name="Symbol" svg:font-family="Symbol, Times" style:font-family-generic="roman" style:font-pitch="variable" style:font-charset="x-symbol"/>
    <style:font-face style:name="Arial-BoldMT" svg:font-family="Arial-BoldMT"/>
    <style:font-face style:name="StarSymbol" svg:font-family="StarSymbol"/>
    <style:font-face style:name="DejaVu Sans" svg:font-family="'DejaVu Sans'" style:font-pitch="variable"/>
    <style:font-face style:name="Lucida Sans Unicode" svg:font-family="'Lucida Sans Unicode'" style:font-pitch="variable"/>
    <style:font-face style:name="Tahoma" svg:font-family="Tahoma" style:font-pitch="variable"/>
    <style:font-face style:name="BaskervilleOldFacSCD" svg:font-family="BaskervilleOldFacSCD" style:font-family-generic="decorative" style:font-pitch="variable"/>
    <style:font-face style:name="Nimbus Roman No9 L" svg:font-family="'Nimbus Roman No9 L'" style:font-family-generic="roman" style:font-pitch="variable"/>
    <style:font-face style:name="Times New Roman" svg:font-family="'Times New Roman', 'Times New Roman'" style:font-family-generic="roman" style:font-pitch="variable"/>
    <style:font-face style:name="Arial3"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1" svg:font-family="Arial, Arial" style:font-family-generic="swiss"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Nimbus Roman No9 L" fo:font-size="12pt" fo:language="pt" fo:country="BR"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76cm" fo:margin-right="0cm" fo:margin-top="0cm" fo:margin-bottom="0.22cm" fo:line-height="0.4cm" fo:text-align="justify" style:justify-single-word="false" fo:orphans="2" fo:widows="2" fo:text-indent="0cm" style:auto-text-indent="false" style:writing-mode="lr-tb">
        <style:tab-stops/>
      </style:paragraph-properties>
      <style:text-properties style:use-window-font-color="true" style:font-name="Arial" fo:font-size="9pt" fo:language="en" fo:country="CA"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fo:orphans="0" fo:widows="0"/>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Heading_20_1" style:display-name="Heading 1" style:family="paragraph" style:parent-style-name="Standard" style:next-style-name="Standard" style:auto-update="true" style:class="text" style:master-page-name="">
      <style:paragraph-properties fo:margin-left="0cm" fo:margin-right="0cm" fo:margin-top="0.4cm" fo:margin-bottom="0.199cm" fo:line-height="100%" fo:text-indent="0cm" style:auto-text-indent="false" fo:break-before="auto" fo:break-after="auto" style:shadow="none" fo:keep-with-next="always"/>
      <style:text-properties fo:color="#000000" style:font-name="Arial2" fo:font-size="14pt" fo:language="pt" fo:country="BR" fo:font-weight="bold" style:letter-kerning="true" style:font-size-asian="14pt" style:font-weight-asian="bold" style:font-size-complex="14pt"/>
    </style:style>
    <style:style style:name="Heading_20_2" style:display-name="Heading 2" style:family="paragraph" style:parent-style-name="Standard" style:next-style-name="Standard" style:class="text" style:master-page-name="" style:default-outline-level="2">
      <style:paragraph-properties fo:margin-left="0cm" fo:margin-right="0cm" fo:margin-top="0.3cm" fo:margin-bottom="0.101cm" fo:text-align="start" style:justify-single-word="false" fo:text-indent="0cm" style:auto-text-indent="false" fo:background-color="transparent" fo:keep-with-next="always">
        <style:tab-stops/>
        <style:background-image/>
      </style:paragraph-properties>
      <style:text-properties style:font-name="Arial2" fo:font-size="12pt" fo:font-weight="bold" style:font-weight-asian="bold"/>
    </style:style>
    <style:style style:name="Heading_20_3" style:display-name="Heading 3" style:family="paragraph" style:parent-style-name="Standard" style:next-style-name="Standard" style:class="text" style:default-outline-level="3">
      <style:paragraph-properties fo:margin-left="0cm" fo:margin-right="0cm" fo:margin-top="0.3cm" fo:margin-bottom="0.21cm" fo:text-indent="0cm" style:auto-text-indent="false" fo:keep-with-next="always"/>
      <style:text-properties fo:font-size="10pt" fo:font-style="italic" fo:font-weight="bold" style:font-style-asian="italic" style:font-weight-asian="bold"/>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Heading_20_5" style:display-name="Heading 5" style:family="paragraph" style:parent-style-name="Standard" style:next-style-name="Standard" style:class="text">
      <style:paragraph-properties fo:keep-with-next="always"/>
      <style:text-properties fo:font-size="13pt" fo:font-weight="bold" style:font-size-asian="13pt" style:font-weight-asian="bold"/>
    </style:style>
    <style:style style:name="Heading_20_6" style:display-name="Heading 6" style:family="paragraph" style:parent-style-name="Standard" style:next-style-name="Standard" style:class="text" style:master-page-name="">
      <style:paragraph-properties fo:break-before="auto" fo:break-after="auto" fo:keep-with-next="always"/>
      <style:text-properties style:font-name="Arial1" fo:font-size="16pt" fo:font-weight="bold" style:font-size-asian="16pt" style:font-weight-asian="bold"/>
    </style:style>
    <style:style style:name="Heading_20_7" style:display-name="Heading 7" style:family="paragraph" style:parent-style-name="Standard" style:next-style-name="Standard" style:class="text">
      <style:paragraph-properties fo:keep-with-next="always"/>
      <style:text-properties style:font-name="Arial Narrow" fo:font-weight="bold" style:font-weight-asian="bold"/>
    </style:style>
    <style:style style:name="Heading_20_8" style:display-name="Heading 8" style:family="paragraph" style:parent-style-name="Standard" style:next-style-name="Standard" style:class="text">
      <style:paragraph-properties fo:keep-with-next="always"/>
    </style:style>
    <style:style style:name="Heading_20_9" style:display-name="Heading 9" style:family="paragraph" style:parent-style-name="Standard" style:next-style-name="Standard" style:class="text">
      <style:paragraph-properties fo:keep-with-next="always"/>
      <style:text-properties fo:font-style="italic" style:font-style-asian="italic"/>
    </style:style>
    <style:style style:name="List" style:family="paragraph" style:parent-style-name="Standard" style:list-style-name="WW8Num61" style:class="list">
      <style:paragraph-properties fo:margin-left="0cm" fo:margin-right="0cm" fo:text-indent="0cm" style:auto-text-indent="false"/>
    </style:style>
    <style:style style:name="List_20_2" style:display-name="List 2" style:family="paragraph" style:parent-style-name="Standard" style:list-style-name="WW8Num66" style:class="list">
      <style:paragraph-properties fo:margin-left="1.27cm" fo:margin-right="0cm" fo:text-indent="0cm" style:auto-text-indent="false"/>
    </style:style>
    <style:style style:name="List_20_3" style:display-name="List 3" style:family="paragraph" style:parent-style-name="Standard" style:list-style-name="WW8Num82" style:class="list">
      <style:paragraph-properties fo:margin-left="2.54cm" fo:margin-right="0cm" fo:text-indent="0cm" style:auto-text-indent="false"/>
    </style:style>
    <style:style style:name="List_20_4" style:display-name="List 4" style:family="paragraph" style:parent-style-name="Standard" style:list-style-name="WW8Num41" style:class="list">
      <style:paragraph-properties fo:margin-left="3.81cm" fo:margin-right="0cm" fo:text-indent="0cm" style:auto-text-indent="false"/>
    </style:style>
    <style:style style:name="Header" style:family="paragraph" style:parent-style-name="Standard" style:class="extra">
      <style:paragraph-properties fo:margin-top="0cm" fo:margin-bottom="0cm"/>
      <style:text-properties style:font-name="Arial1" fo:font-size="10pt" style:font-size-asian="10pt"/>
    </style:style>
    <style:style style:name="Footer" style:family="paragraph" style:parent-style-name="Standard" style:class="extra">
      <style:paragraph-properties fo:margin-top="0cm" fo:margin-bottom="0cm"/>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1.016cm" fo:margin-right="0cm" fo:margin-top="0cm" fo:margin-bottom="0.106cm" fo:text-indent="-0.508cm" style:auto-text-indent="false"/>
      <style:text-properties fo:font-size="9pt" style:font-size-asian="9pt"/>
    </style:style>
    <style:style style:name="Endnote" style:family="paragraph" style:parent-style-name="Standard" style:class="extra">
      <style:paragraph-properties fo:margin-left="1.016cm" fo:margin-right="0cm" fo:text-indent="-0.508cm" style:auto-text-indent="false"/>
      <style:text-properties fo:font-size="9pt" style:font-size-asian="9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1.016cm" fo:text-indent="0cm" style:auto-text-indent="false">
        <style:tab-stops>
          <style:tab-stop style:position="15.24cm" style:type="right" style:leader-style="dotted" style:leader-text="."/>
        </style:tab-stops>
      </style:paragraph-properties>
      <style:text-properties style:font-name="Arial1" fo:language="en" fo:country="US" fo:font-weight="bold" style:font-weight-asian="bold"/>
    </style:style>
    <style:style style:name="Contents_20_2" style:display-name="Contents 2" style:family="paragraph" style:parent-style-name="Standard" style:next-style-name="Standard" style:class="index">
      <style:paragraph-properties fo:margin-left="0.813cm" fo:margin-right="1.016cm" fo:margin-top="0cm" fo:margin-bottom="0.212cm" fo:text-indent="0cm" style:auto-text-indent="false">
        <style:tab-stops>
          <style:tab-stop style:position="0.813cm" style:leader-style="dotted" style:leader-text="."/>
          <style:tab-stop style:position="14.427cm" style:type="right" style:leader-style="dotted" style:leader-text="."/>
        </style:tab-stops>
      </style:paragraph-properties>
      <style:text-properties style:font-name="Arial1" fo:font-size="10pt" style:font-size-asian="10pt"/>
    </style:style>
    <style:style style:name="Contents_20_3" style:display-name="Contents 3" style:family="paragraph" style:parent-style-name="Standard" style:next-style-name="Standard" style:class="index">
      <style:paragraph-properties fo:margin-left="1.626cm" fo:margin-right="1.016cm" fo:margin-top="0cm" fo:margin-bottom="0.212cm" fo:text-indent="0cm" style:auto-text-indent="false">
        <style:tab-stops>
          <style:tab-stop style:position="0.811cm" style:leader-style="dotted" style:leader-text="."/>
          <style:tab-stop style:position="13.614cm" style:type="right" style:leader-style="dotted" style:leader-text="."/>
        </style:tab-stops>
      </style:paragraph-properties>
      <style:text-properties style:font-name="Arial1" fo:font-size="9pt" style:font-size-asian="9pt"/>
    </style:style>
    <style:style style:name="Contents_20_4" style:display-name="Contents 4" style:family="paragraph" style:parent-style-name="Standard" style:next-style-name="Standard" style:class="index">
      <style:paragraph-properties fo:margin-left="2.438cm" fo:margin-right="1.016cm" fo:margin-top="0cm" fo:margin-bottom="0.212cm" fo:text-indent="0cm" style:auto-text-indent="false">
        <style:tab-stops>
          <style:tab-stop style:position="0.813cm" style:leader-style="dotted" style:leader-text="."/>
          <style:tab-stop style:position="12.802cm" style:type="right" style:leader-style="dotted" style:leader-text="."/>
        </style:tab-stops>
      </style:paragraph-properties>
      <style:text-properties fo:font-size="10pt" style:font-size-asian="10pt"/>
    </style:style>
    <style:style style:name="Contents_20_5" style:display-name="Contents 5" style:family="paragraph" style:parent-style-name="Standard" style:next-style-name="Standard" style:class="index">
      <style:paragraph-properties fo:margin-left="3.251cm" fo:margin-right="1.016cm" fo:margin-top="0cm" fo:margin-bottom="0.212cm" fo:text-indent="0cm" style:auto-text-indent="false">
        <style:tab-stops>
          <style:tab-stop style:position="0.813cm" style:leader-style="dotted" style:leader-text="."/>
          <style:tab-stop style:position="11.989cm"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4.064cm" fo:margin-right="1.016cm" fo:margin-top="0cm" fo:margin-bottom="0.212cm" fo:text-indent="0cm" style:auto-text-indent="false">
        <style:tab-stops>
          <style:tab-stop style:position="0.813cm" style:leader-style="dotted" style:leader-text="."/>
          <style:tab-stop style:position="11.176cm"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4.877cm" fo:margin-right="1.016cm" fo:margin-top="0cm" fo:margin-bottom="0.212cm" fo:text-indent="0cm" style:auto-text-indent="false">
        <style:tab-stops>
          <style:tab-stop style:position="0.813cm" style:leader-style="dotted" style:leader-text="."/>
          <style:tab-stop style:position="10.363cm"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5.69cm" fo:margin-right="1.016cm" fo:margin-top="0cm" fo:margin-bottom="0.212cm" fo:text-indent="0cm" style:auto-text-indent="false">
        <style:tab-stops>
          <style:tab-stop style:position="0.811cm" style:leader-style="dotted" style:leader-text="."/>
          <style:tab-stop style:position="9.55cm"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6.502cm" fo:margin-right="1.016cm" fo:margin-top="0cm" fo:margin-bottom="0.212cm" fo:text-indent="0cm" style:auto-text-indent="false">
        <style:tab-stops>
          <style:tab-stop style:position="0.813cm" style:leader-style="dotted" style:leader-text="."/>
          <style:tab-stop style:position="8.738cm" style:type="right" style:leader-style="dotted" style:leader-text="."/>
        </style:tab-stops>
      </style:paragraph-properties>
      <style:text-properties fo:font-size="9pt" style:font-size-asian="9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cm" fo:margin-bottom="0.635cm"/>
      <style:text-properties fo:color="#800000" style:font-name="Arial1" fo:font-size="20pt" fo:font-weight="bold" style:font-size-asian="20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 style:family="paragraph" style:parent-style-name="Standard" style:list-style-name="WW8Num60">
      <style:paragraph-properties fo:margin-left="0cm" fo:margin-right="0cm" fo:margin-top="0cm" fo:margin-bottom="0.212cm" fo:text-indent="0cm" style:auto-text-indent="false">
        <style:tab-stops>
          <style:tab-stop style:position="0.762cm"/>
        </style:tab-stops>
      </style:paragraph-properties>
    </style:style>
    <style:style style:name="Bullet2" style:family="paragraph" style:parent-style-name="Standard" style:list-style-name="WW8Num44">
      <style:paragraph-properties fo:margin-left="0cm" fo:margin-right="0cm" fo:margin-top="0cm" fo:margin-bottom="0.212cm" fo:text-indent="0cm" style:auto-text-indent="false"/>
    </style:style>
    <style:style style:name="Bullet3" style:family="paragraph" style:parent-style-name="Standard" style:list-style-name="WW8Num68">
      <style:paragraph-properties fo:margin-left="0cm" fo:margin-right="0cm" fo:margin-top="0cm" fo:margin-bottom="0.106cm" fo:text-indent="0cm" style:auto-text-indent="false"/>
    </style:style>
    <style:style style:name="Bullet4" style:family="paragraph" style:parent-style-name="Standard" style:list-style-name="WW8Num50">
      <style:paragraph-properties fo:margin-left="0cm" fo:margin-right="0cm" fo:margin-top="0cm" fo:margin-bottom="0.141cm" fo:text-indent="0cm" style:auto-text-indent="false"/>
    </style:style>
    <style:style style:name="DefinitionDéfinition" style:family="paragraph" style:parent-style-name="Standard" style:next-style-name="Standard">
      <style:paragraph-properties>
        <style:tab-stops>
          <style:tab-stop style:position="1.588cm"/>
        </style:tab-stops>
      </style:paragraph-properties>
      <style:text-properties fo:language="fr" fo:country="CA"/>
    </style:style>
    <style:style style:name="Cell" style:family="paragraph" style:parent-style-name="Standard">
      <style:paragraph-properties fo:margin-top="0.106cm" fo:margin-bottom="0.106cm"/>
      <style:text-properties style:font-name="Arial1" fo:font-size="10pt" style:font-size-asian="10pt"/>
    </style:style>
    <style:style style:name="Cellbold" style:family="paragraph" style:parent-style-name="Cell">
      <style:text-properties fo:font-weight="bold" style:font-weight-asian="bold"/>
    </style:style>
    <style:style style:name="Cellbullet" style:family="paragraph" style:parent-style-name="Cell" style:list-style-name="WW8Num76">
      <style:paragraph-properties fo:margin-left="0cm" fo:margin-right="0cm" fo:text-indent="0cm" style:auto-text-indent="false">
        <style:tab-stops/>
      </style:paragraph-properties>
    </style:style>
    <style:style style:name="CellNAR" style:family="paragraph" style:parent-style-name="Cell">
      <style:paragraph-properties fo:margin-top="0.035cm" fo:margin-bottom="0.035cm"/>
      <style:text-properties style:font-name="Arial Narrow"/>
    </style:style>
    <style:style style:name="CellNARbold" style:family="paragraph" style:parent-style-name="CellNAR">
      <style:text-properties fo:font-weight="bold" style:font-weight-asian="bold"/>
    </style:style>
    <style:style style:name="CellNARbullet" style:family="paragraph" style:parent-style-name="CellNAR" style:list-style-name="WW8Num63">
      <style:paragraph-properties fo:margin-left="0cm" fo:margin-right="0cm" fo:text-indent="0cm" style:auto-text-indent="false">
        <style:tab-stops/>
      </style:paragraph-properties>
    </style:style>
    <style:style style:name="Normal_20_Indent" style:display-name="Normal Indent" style:family="paragraph" style:parent-style-name="Standard">
      <style:paragraph-properties fo:margin-left="0.762cm" fo:margin-right="0cm" fo:text-indent="0cm" style:auto-text-indent="false"/>
    </style:style>
    <style:style style:name="Normal_20_IndHalf" style:display-name="Normal IndHalf" style:family="paragraph" style:parent-style-name="Normal_20_Indent">
      <style:paragraph-properties fo:margin-top="0cm" fo:margin-bottom="0.212cm"/>
    </style:style>
    <style:style style:name="Normal_20_IndZero" style:display-name="Normal IndZero" style:family="paragraph" style:parent-style-name="Normal_20_Indent">
      <style:paragraph-properties fo:margin-top="0cm" fo:margin-bottom="0cm"/>
    </style:style>
    <style:style style:name="NormalHalf" style:family="paragraph" style:parent-style-name="Standard">
      <style:paragraph-properties fo:margin-top="0cm" fo:margin-bottom="0.212cm"/>
    </style:style>
    <style:style style:name="NormalZero" style:family="paragraph" style:parent-style-name="Standard">
      <style:paragraph-properties fo:margin-top="0cm" fo:margin-bottom="0cm"/>
    </style:style>
    <style:style style:name="Title_20_2" style:display-name="Title 2" style:family="paragraph" style:parent-style-name="Heading_20_2" style:next-style-name="Standard"/>
    <style:style style:name="Title_20_3" style:display-name="Title 3" style:family="paragraph" style:parent-style-name="Heading_20_3" style:next-style-name="Standard"/>
    <style:style style:name="Title_20_4" style:display-name="Title 4" style:family="paragraph" style:parent-style-name="Heading_20_4" style:next-style-name="Standard"/>
    <style:style style:name="Title_20_5" style:display-name="Title 5" style:family="paragraph" style:parent-style-name="Heading_20_5" style:next-style-name="Standard"/>
    <style:style style:name="Title_20_6" style:display-name="Title 6" style:family="paragraph" style:parent-style-name="Heading_20_6" style:next-style-name="Standard"/>
    <style:style style:name="Title_20_7" style:display-name="Title 7" style:family="paragraph" style:parent-style-name="Heading_20_7" style:next-style-name="Standard"/>
    <style:style style:name="Sub_20_Title" style:display-name="Sub Title" style:family="paragraph" style:parent-style-name="Standard" style:next-style-name="Standard">
      <style:text-properties style:font-name="Arial1" fo:font-style="italic" fo:font-weight="bold" style:font-style-asian="italic" style:font-weight-asian="bold"/>
    </style:style>
    <style:style style:name="Title_20_1" style:display-name="Title 1" style:family="paragraph" style:parent-style-name="Heading_20_1" style:next-style-name="Standard"/>
    <style:style style:name="Table_2f_Figure" style:display-name="Table/Figure" style:family="paragraph" style:parent-style-name="Standard" style:next-style-name="Standard">
      <style:paragraph-properties fo:keep-with-next="always"/>
      <style:text-properties style:font-name="Arial1" fo:font-weight="bold" style:font-weight-asian="bold"/>
    </style:style>
    <style:style style:name="Example_2f_Note" style:display-name="Example/Note" style:family="paragraph" style:parent-style-name="Standard" style:next-style-name="Standard">
      <style:paragraph-properties fo:keep-with-next="always"/>
      <style:text-properties fo:font-weight="bold" style:font-weight-asian="bold"/>
    </style:style>
    <style:style style:name="Address" style:family="paragraph" style:parent-style-name="Standard" style:next-style-name="Standard">
      <style:paragraph-properties fo:margin-left="1.27cm" fo:margin-right="0cm" fo:keep-together="always" fo:text-indent="0cm" style:auto-text-indent="false"/>
    </style:style>
    <style:style style:name="Level_20_1" style:display-name="Level 1" style:family="paragraph" style:parent-style-name="Standard">
      <style:paragraph-properties fo:margin-left="0cm" fo:margin-right="1.905cm" fo:margin-top="0cm" fo:margin-bottom="0cm" fo:orphans="0" fo:widows="0" fo:text-indent="0cm" style:auto-text-indent="false"/>
      <style:text-properties fo:language="en" fo:country="US" style:language-asian="en" style:country-asian="US"/>
    </style:style>
    <style:style style:name="ListEN" style:family="paragraph" style:parent-style-name="Standard" style:list-style-name="WW8Num54">
      <style:paragraph-properties fo:margin-left="0cm" fo:margin-right="0cm" fo:text-indent="0cm" style:auto-text-indent="false">
        <style:tab-stops>
          <style:tab-stop style:position="0cm"/>
        </style:tab-stops>
      </style:paragraph-properties>
    </style:style>
    <style:style style:name="List_20_2EN" style:display-name="List 2EN" style:family="paragraph" style:parent-style-name="Standard" style:list-style-name="WW8Num48">
      <style:paragraph-properties fo:margin-left="1.27cm" fo:margin-right="0cm" fo:text-indent="0cm" style:auto-text-indent="false">
        <style:tab-stops>
          <style:tab-stop style:position="0cm"/>
        </style:tab-stops>
      </style:paragraph-properties>
    </style:style>
    <style:style style:name="List_20_3EN" style:display-name="List 3EN" style:family="paragraph" style:parent-style-name="Standard" style:list-style-name="WW8Num53">
      <style:paragraph-properties fo:margin-left="2.54cm" fo:margin-right="0cm" fo:text-indent="0cm" style:auto-text-indent="false">
        <style:tab-stops>
          <style:tab-stop style:position="-1.27cm"/>
        </style:tab-stops>
      </style:paragraph-properties>
    </style:style>
    <style:style style:name="List_20_4EN" style:display-name="List 4EN" style:family="paragraph" style:parent-style-name="Standard" style:list-style-name="WW8Num55">
      <style:paragraph-properties fo:margin-left="3.81cm" fo:margin-right="0cm" fo:text-indent="0cm" style:auto-text-indent="false">
        <style:tab-stops>
          <style:tab-stop style:position="-2.54cm"/>
        </style:tab-stops>
      </style:paragraph-properties>
    </style:style>
    <style:style style:name="_21_body" style:display-name="!body" style:family="paragraph" style:parent-style-name="Text_20_body">
      <style:paragraph-properties fo:margin-top="0cm" fo:margin-bottom="0.423cm" fo:orphans="2" fo:widows="2"/>
      <style:text-properties fo:language="en" fo:country="US" style:language-asian="en" style:country-asian="US"/>
    </style:style>
    <style:style style:name="Normal_20_Indent2" style:display-name="Normal Indent2" style:family="paragraph" style:parent-style-name="Normal_20_Indent">
      <style:paragraph-properties fo:margin-left="1.524cm" fo:margin-right="0cm" fo:text-indent="0cm" style:auto-text-indent="false"/>
    </style:style>
    <style:style style:name="Bullet5" style:family="paragraph" style:parent-style-name="Standard" style:list-style-name="WW8Num52">
      <style:paragraph-properties fo:margin-left="0cm" fo:margin-right="0cm" fo:margin-top="0cm" fo:margin-bottom="0.141cm" fo:text-indent="0cm" style:auto-text-indent="false"/>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Arial1" fo:font-size="10pt" fo:font-weight="bold" style:font-size-asian="10pt" style:font-weight-asian="bold"/>
    </style:style>
    <style:style style:name="WW8Num3z0" style:family="text">
      <style:text-properties style:font-name="Arial1" fo:font-size="10pt" fo:font-weight="bold" style:font-size-asian="10pt" style:font-weight-asian="bold"/>
    </style:style>
    <style:style style:name="WW8Num4z0" style:family="text">
      <style:text-properties style:font-name="Arial1" fo:font-size="10pt" fo:font-weight="bold" style:font-size-asian="10pt" style:font-weight-asian="bold"/>
    </style:style>
    <style:style style:name="WW8Num6z0" style:family="text">
      <style:text-properties style:font-name="Arial1" fo:font-size="10pt" fo:font-weight="bold" style:font-size-asian="10pt" style:font-weight-asian="bold"/>
    </style:style>
    <style:style style:name="WW8Num7z0" style:family="text">
      <style:text-properties fo:font-weight="bold" style:font-weight-asian="bold"/>
    </style:style>
    <style:style style:name="WW8Num8z0" style:family="text">
      <style:text-properties fo:font-weight="bold" style:font-weight-asian="bold"/>
    </style:style>
    <style:style style:name="WW8Num9z0" style:family="text">
      <style:text-properties fo:font-weight="bold" style:font-weight-asian="bold"/>
    </style:style>
    <style:style style:name="WW8Num10z0" style:family="text">
      <style:text-properties style:font-name="Arial1" fo:font-size="10pt" fo:font-weight="bold" style:font-size-asian="10pt" style:font-weight-asian="bold"/>
    </style:style>
    <style:style style:name="WW8Num11z0" style:family="text">
      <style:text-properties fo:font-weight="bold" style:font-weight-asian="bold"/>
    </style:style>
    <style:style style:name="WW8Num12z0" style:family="text">
      <style:text-properties style:font-name="Arial1" fo:font-size="10pt" fo:font-weight="bold" style:font-size-asian="10pt" style:font-weight-asian="bold"/>
    </style:style>
    <style:style style:name="WW8Num14z0" style:family="text">
      <style:text-properties fo:font-weight="bold" style:font-weight-asian="bold"/>
    </style:style>
    <style:style style:name="WW8Num15z0" style:family="text">
      <style:text-properties style:font-name="Arial1" fo:font-size="10pt" style:font-size-asian="10pt"/>
    </style:style>
    <style:style style:name="WW8Num16z0" style:family="text">
      <style:text-properties style:font-name="Arial1" fo:font-size="10pt" style:font-size-asian="10pt"/>
    </style:style>
    <style:style style:name="WW8Num23z0" style:family="text">
      <style:text-properties style:font-name="Arial1" fo:font-size="10pt" style:font-size-asian="10pt"/>
    </style:style>
    <style:style style:name="WW8Num25z0" style:family="text">
      <style:text-properties style:font-name="Arial1" fo:font-size="10pt" style:font-size-asian="10pt"/>
    </style:style>
    <style:style style:name="WW8Num28z0" style:family="text">
      <style:text-properties style:font-name="Arial1" fo:font-size="10pt" fo:font-weight="bold" style:font-size-asian="10pt" style:font-weight-asian="bold"/>
    </style:style>
    <style:style style:name="WW8Num30z0" style:family="text">
      <style:text-properties style:font-name="Arial1" fo:font-size="10pt" style:font-size-asian="10pt"/>
    </style:style>
    <style:style style:name="WW8Num35z0" style:family="text">
      <style:text-properties style:font-name="Arial1" fo:font-size="10pt" style:font-size-asian="10pt"/>
    </style:style>
    <style:style style:name="WW8Num39z0" style:family="text">
      <style:text-properties style:font-name="Arial1" fo:font-size="10pt" style:font-size-asian="10pt"/>
    </style:style>
    <style:style style:name="WW8Num42z0" style:family="text">
      <style:text-properties style:font-name="Monotype Sorts" fo:font-size="8pt" style:font-size-asian="8pt"/>
    </style:style>
    <style:style style:name="WW8Num44z0" style:family="text">
      <style:text-properties style:font-name="Symbol" fo:font-size="12pt" style:font-size-asian="12pt"/>
    </style:style>
    <style:style style:name="WW8Num46z0" style:family="text">
      <style:text-properties style:font-name="Monotype Sorts" fo:font-size="8pt" style:font-size-asian="8pt"/>
    </style:style>
    <style:style style:name="WW8Num49z0" style:family="text">
      <style:text-properties style:font-name="Symbol"/>
    </style:style>
    <style:style style:name="WW8Num50z0" style:family="text">
      <style:text-properties style:font-name="Symbol" fo:font-size="12pt" style:font-size-asian="12pt"/>
    </style:style>
    <style:style style:name="WW8Num51z0" style:family="text">
      <style:text-properties style:use-window-font-color="true" style:font-name="Symbol"/>
    </style:style>
    <style:style style:name="WW8Num52z0" style:family="text">
      <style:text-properties style:font-name="Times New Roman"/>
    </style:style>
    <style:style style:name="WW8Num58z0" style:family="text">
      <style:text-properties style:font-name="Monotype Sorts" fo:font-size="8pt" style:font-size-asian="8pt"/>
    </style:style>
    <style:style style:name="WW8Num60z0" style:family="text">
      <style:text-properties style:font-name="Symbol" fo:font-size="12pt" style:font-size-asian="12pt"/>
    </style:style>
    <style:style style:name="WW8Num62z0" style:family="text">
      <style:text-properties style:font-name="Wingdings" fo:font-size="8pt" style:font-size-asian="8pt"/>
    </style:style>
    <style:style style:name="WW8Num63z0" style:family="text">
      <style:text-properties style:font-name="Symbol"/>
    </style:style>
    <style:style style:name="WW8Num65z0" style:family="text">
      <style:text-properties style:font-name="Symbol"/>
    </style:style>
    <style:style style:name="WW8Num67z0" style:family="text">
      <style:text-properties style:font-name="Monotype Sorts" fo:font-size="8pt" style:font-size-asian="8pt"/>
    </style:style>
    <style:style style:name="WW8Num68z0" style:family="text">
      <style:text-properties style:font-name="Times New Roman" fo:font-size="12pt" style:font-size-asian="12pt"/>
    </style:style>
    <style:style style:name="WW8Num69z0" style:family="text">
      <style:text-properties style:font-name="Arial1" fo:font-size="14pt" fo:font-style="normal" fo:font-weight="bold" style:font-size-asian="14pt" style:font-style-asian="normal" style:font-weight-asian="bold"/>
    </style:style>
    <style:style style:name="WW8Num69z1" style:family="text">
      <style:text-properties style:font-name="Arial1" fo:font-size="12pt" fo:font-style="normal" fo:font-weight="bold" style:font-size-asian="12pt" style:font-style-asian="normal" style:font-weight-asian="bold"/>
    </style:style>
    <style:style style:name="WW8Num70z0" style:family="text">
      <style:text-properties style:font-name="Monotype Sorts" fo:font-size="8pt" style:font-size-asian="8pt"/>
    </style:style>
    <style:style style:name="WW8Num71z0" style:family="text">
      <style:text-properties style:font-name="Arial1" fo:font-size="14pt" fo:font-style="normal" fo:font-weight="bold" style:font-size-asian="14pt" style:font-style-asian="normal" style:font-weight-asian="bold"/>
    </style:style>
    <style:style style:name="WW8Num71z1" style:family="text">
      <style:text-properties style:font-name="Arial1" fo:font-size="12pt" fo:font-style="normal" fo:font-weight="bold" style:font-size-asian="12pt" style:font-style-asian="normal" style:font-weight-asian="bold"/>
    </style:style>
    <style:style style:name="WW8Num72z0" style:family="text">
      <style:text-properties style:font-name="Monotype Sorts"/>
    </style:style>
    <style:style style:name="WW8Num74z0" style:family="text">
      <style:text-properties style:use-window-font-color="true" style:font-name="Times New Roman" fo:font-size="12pt" style:font-size-asian="12pt"/>
    </style:style>
    <style:style style:name="WW8Num76z0" style:family="text">
      <style:text-properties style:font-name="Symbol"/>
    </style:style>
    <style:style style:name="WW8Num78z0" style:family="text">
      <style:text-properties style:font-name="Monotype Sorts" fo:font-size="8pt" style:font-size-asian="8pt"/>
    </style:style>
    <style:style style:name="WW8Num79z0" style:family="text">
      <style:text-properties style:font-name="Symbol" fo:font-size="12pt" style:font-size-asian="12pt"/>
    </style:style>
    <style:style style:name="WW8Num81z0" style:family="text">
      <style:text-properties style:font-name="Monotype Sorts" fo:font-size="10pt" style:font-size-asian="10pt"/>
    </style:style>
    <style:style style:name="WW8Num84z0" style:family="text">
      <style:text-properties style:font-name="Monotype Sorts" fo:font-size="10pt" style:font-size-asian="10pt"/>
    </style:style>
    <style:style style:name="WW8Num85z0" style:family="text">
      <style:text-properties style:font-name="Monotype Sorts" fo:font-size="8pt" style:font-size-asian="8pt"/>
    </style:style>
    <style:style style:name="WW8Num86z0" style:family="text">
      <style:text-properties style:use-window-font-color="true" style:font-name="Times New Roman" fo:font-size="12pt" style:font-size-asian="12pt"/>
    </style:style>
    <style:style style:name="WW8Num87z0" style:family="text">
      <style:text-properties style:font-name="Monotype Sorts" fo:font-size="8pt" style:font-size-asian="8pt"/>
    </style:style>
    <style:style style:name="WW8NumSt61z0" style:family="text">
      <style:text-properties style:font-name="WP MathA"/>
    </style:style>
    <style:style style:name="Default_20_Paragraph_20_Font" style:display-name="Default Paragraph Font" style:family="text"/>
    <style:style style:name="TermTerme" style:family="text" style:parent-style-name="Default_20_Paragraph_20_Font">
      <style:text-properties fo:font-weight="bold" style:font-weight-asian="bold"/>
    </style:style>
    <style:style style:name="TransTermTermeTraduit" style:family="text" style:parent-style-name="Default_20_Paragraph_20_Font">
      <style:text-properties fo:language="en" fo:country="GB" fo:font-style="italic" style:font-style-asian="italic"/>
    </style:style>
    <style:style style:name="PubName_2f_Nom" style:display-name="PubName/Nom" style:family="text" style:parent-style-name="Default_20_Paragraph_20_Font">
      <style:text-properties fo:font-style="italic" style:font-style-asian="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text:style-name="WW8Num69z0" style:num-suffix="." style:num-format="1">
        <style:list-level-properties text:min-label-width="0.762cm"/>
      </text:outline-level-style>
      <text:outline-level-style text:level="2" text:style-name="WW8Num69z1" style:num-format="1" text:display-levels="2">
        <style:list-level-properties text:min-label-width="0.762cm"/>
      </text:outline-level-style>
      <text:outline-level-style text:level="3" style:num-format="1" text:display-levels="3">
        <style:list-level-properties text:min-label-distance="0.101cm"/>
      </text:outline-level-style>
      <text:outline-level-style text:level="4" style:num-suffix="." style:num-format="1" text:display-levels="4">
        <style:list-level-properties text:space-before="1.905cm" text:min-label-width="1.143cm"/>
      </text:outline-level-style>
      <text:outline-level-style text:level="5" style:num-suffix="." style:num-format="1" text:display-levels="5">
        <style:list-level-properties text:space-before="2.54cm" text:min-label-width="1.397cm"/>
      </text:outline-level-style>
      <text:outline-level-style text:level="6" style:num-suffix="." style:num-format="1" text:display-levels="6">
        <style:list-level-properties text:space-before="3.175cm" text:min-label-width="1.651cm"/>
      </text:outline-level-style>
      <text:outline-level-style text:level="7" style:num-suffix="." style:num-format="1" text:display-levels="7">
        <style:list-level-properties text:space-before="3.81cm" text:min-label-width="1.905cm"/>
      </text:outline-level-style>
      <text:outline-level-style text:level="8" style:num-suffix="." style:num-format="1" text:display-levels="8">
        <style:list-level-properties text:space-before="4.445cm" text:min-label-width="2.159cm"/>
      </text:outline-level-style>
      <text:outline-level-style text:level="9" style:num-suffix="." style:num-format="1" text:display-levels="9">
        <style:list-level-properties text:space-before="5.08cm" text:min-label-width="2.54cm"/>
      </text:outline-level-style>
      <text:outline-level-style text:level="10" style:num-suffix="." style:num-format="1">
        <style:list-level-properties text:space-before="6.35cm" text:min-label-width="0.635cm"/>
      </text:outline-level-style>
    </text:outline-style>
    <text:list-style style:name="WW8Num1" text:consecutive-numbering="true">
      <text:list-level-style-number text:level="1" style:num-prefix="*" style:num-format="1" text:start-value="0"/>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
      <text:list-level-style-number text:level="1" text:style-name="WW8Num3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
      <text:list-level-style-number text:level="1" text:style-name="WW8Num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6">
      <text:list-level-style-number text:level="1" text:style-name="WW8Num6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7">
      <text:list-level-style-number text:level="1" text:style-name="WW8Num7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8">
      <text:list-level-style-number text:level="1" text:style-name="WW8Num8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9">
      <text:list-level-style-number text:level="1" text:style-name="WW8Num9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0">
      <text:list-level-style-number text:level="1" text:style-name="WW8Num10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1">
      <text:list-level-style-number text:level="1" text:style-name="WW8Num11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2">
      <text:list-level-style-number text:level="1" text:style-name="WW8Num12z0" style:num-suffix="." style:num-format="1">
        <style:list-level-properties text:min-label-width="1.27cm"/>
      </text:list-level-style-number>
      <text:list-level-style-number text:level="2" style:num-format="1"/>
      <text:list-level-style-number text:level="3" style:num-format="A" style:num-letter-sync="true"/>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3">
      <text:list-level-style-number text:level="1" style:num-suffix="." style:num-format="A" style:num-letter-sync="true">
        <style:list-level-properties text:space-before="1.905cm" text:min-label-width="0.63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4">
      <text:list-level-style-number text:level="1" text:style-name="WW8Num14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min-label-width="1.27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6">
      <text:list-level-style-number text:level="1" text:style-name="WW8Num16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18">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19">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0">
      <text:list-level-style-number text:level="1" style:num-suffix="." style:num-format="I">
        <style:list-level-properties text:space-before="2.54cm" text:min-label-width="1.27cm"/>
      </text:list-level-style-number>
      <text:list-level-style-number text:level="2" style:num-format="I"/>
      <text:list-level-style-number text:level="3" style:num-format="I"/>
      <text:list-level-style-number text:level="4" style:num-format="I"/>
      <text:list-level-style-number text:level="5" style:num-format="I"/>
      <text:list-level-style-number text:level="6" style:num-format="I"/>
      <text:list-level-style-number text:level="7" style:num-format="I"/>
      <text:list-level-style-number text:level="8" style:num-format="I"/>
      <text:list-level-style-number text:level="9" style:num-format="1" text:start-value="0"/>
      <text:list-level-style-number text:level="10" style:num-suffix="." style:num-format="1">
        <style:list-level-properties text:space-before="6.35cm" text:min-label-width="0.635cm"/>
      </text:list-level-style-number>
    </text:list-style>
    <text:list-style style:name="WW8Num21">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7">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28">
      <text:list-level-style-number text:level="1" text:style-name="WW8Num28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29">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0">
      <text:list-level-style-number text:level="1" text:style-name="WW8Num30z0" style:num-suffix="." style:num-format="A" style:num-letter-sync="true">
        <style:list-level-properties text:min-label-width="1.905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3">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4">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5">
      <text:list-level-style-number text:level="1" text:style-name="WW8Num35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7">
      <text:list-level-style-number text:level="1" style:num-suffix="." style:num-format="A" style:num-letter-sync="true">
        <style:list-level-properties text:space-before="2.54cm" text:min-label-width="1.27cm"/>
      </text:list-level-style-number>
      <text:list-level-style-number text:level="2" style:num-format="A" style:num-letter-sync="true"/>
      <text:list-level-style-number text:level="3" style:num-format="A" style:num-letter-sync="true"/>
      <text:list-level-style-number text:level="4" style:num-format="A" style:num-letter-sync="true"/>
      <text:list-level-style-number text:level="5" style:num-format="A" style:num-letter-sync="true"/>
      <text:list-level-style-number text:level="6" style:num-format="A" style:num-letter-sync="true"/>
      <text:list-level-style-number text:level="7" style:num-format="A" style:num-letter-sync="true"/>
      <text:list-level-style-number text:level="8" style:num-format="A" style:num-letter-sync="true"/>
      <text:list-level-style-number text:level="9" style:num-format="1" text:start-value="0"/>
      <text:list-level-style-number text:level="10" style:num-suffix="." style:num-format="1">
        <style:list-level-properties text:space-before="6.35cm" text:min-label-width="0.635cm"/>
      </text:list-level-style-number>
    </text:list-style>
    <text:list-style style:name="WW8Num38">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1.905cm"/>
      </text:list-level-style-number>
      <text:list-level-style-number text:level="2" style:num-format="1"/>
      <text:list-level-style-number text:level="3" style:num-format="1"/>
      <text:list-level-style-number text:level="4" style:num-format="1"/>
      <text:list-level-style-number text:level="5" style:num-format="1"/>
      <text:list-level-style-number text:level="6" style:num-format="1"/>
      <text:list-level-style-number text:level="7" style:num-format="1"/>
      <text:list-level-style-number text:level="8" style:num-format="1"/>
      <text:list-level-style-number text:level="9" style:num-format="1" text:start-value="0"/>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prefix="("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1.52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1" text:start-value="2">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1.27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2.794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style:num-suffix="." text:bullet-char="−">
        <style:list-level-properties text:space-before="3.55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list-level-style-number text:level="1" style:num-format="1" text:start-value="4">
        <style:list-level-properties text:min-label-width="1.27cm"/>
      </text:list-level-style-number>
      <text:list-level-style-number text:level="2" style:num-format="1" text:start-value="4"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consecutive-numbering="true">
      <text:list-level-style-number text:level="1" style:num-prefix="a)" style:num-format="">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consecutive-numbering="true">
      <text:list-level-style-number text:level="1" style:num-prefix="(" style:num-suffix=")" style:num-format="a" style:num-letter-sync="true"/>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bullet text:level="1" text:style-name="WW8Num62z0" style:num-suffix="." text:bullet-char="">
        <style:list-level-properties text:space-before="1.524cm" text:min-label-width="0.762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style:num-suffix="." text:bullet-char="">
        <style:list-level-properties text:min-label-width="0.381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prefix="("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space-before="2.286cm" text:min-label-width="0.762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list-level-style-number text:level="1" text:style-name="WW8Num69z0" style:num-suffix="." style:num-format="1">
        <style:list-level-properties text:min-label-width="0.762cm"/>
      </text:list-level-style-number>
      <text:list-level-style-number text:level="2" text:style-name="WW8Num69z1" style:num-format="1" text:display-levels="2">
        <style:list-level-properties text:space-before="0.762cm" text:min-label-width="0.762cm"/>
      </text:list-level-style-number>
      <text:list-level-style-number text:level="3" style:num-format="1" text:display-levels="3">
        <style:list-level-properties text:space-before="1.524cm" text:min-label-width="0.762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1">
      <text:list-level-style-number text:level="1" text:style-name="WW8Num71z0" style:num-suffix="." style:num-format="1">
        <style:list-level-properties text:min-label-width="0.762cm"/>
      </text:list-level-style-number>
      <text:list-level-style-number text:level="2" text:style-name="WW8Num71z1" style:num-suffix="." style:num-format="1" text:display-levels="2">
        <style:list-level-properties text:space-before="0.889cm" text:min-label-width="0.889cm"/>
      </text:list-level-style-number>
      <text:list-level-style-number text:level="3" style:num-suffix="." style:num-format="1" text:display-levels="3">
        <style:list-level-properties text:space-before="2.667cm" text:min-label-width="0.38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prefix="(" style:num-suffix=")" style:num-format="a" style:num-letter-sync="true" text:start-value="2">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list-level-style-number text:level="1" style:num-format="1" text:start-value="7">
        <style:list-level-properties text:min-label-width="1.27cm"/>
      </text:list-level-style-number>
      <text:list-level-style-number text:level="2" style:num-format="1" text:start-value="2" text:display-levels="2">
        <style:list-level-properties text:min-label-width="1.27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3.17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style:num-suffix="." text:bullet-char="">
        <style:list-level-properties text:space-before="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style:num-suffix="." text:bullet-char="">
        <style:list-level-properties text:space-before="0.762cm" text:min-label-width="0.762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text:style-name="WW8Num84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bullet text:level="1" text:style-name="WW8Num86z0" style:num-suffix="." text:bullet-char="–">
        <style:list-level-properties text:min-label-width="0.635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number text:level="1" style:num-prefix="(" style:num-suffix=")" style:num-format="a" style:num-letter-sync="true">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9" style:family="table">
      <style:table-properties style:width="14.619cm" fo:margin-left="0.018cm" fo:margin-right="0.014cm" table:align="margins" style:writing-mode="lr-tb"/>
    </style:style>
    <style:style style:name="Tabela9.A" style:family="table-column">
      <style:table-column-properties style:column-width="2.91cm" style:rel-column-width="13048*"/>
    </style:style>
    <style:style style:name="Tabela9.B" style:family="table-column">
      <style:table-column-properties style:column-width="4.537cm" style:rel-column-width="20335*"/>
    </style:style>
    <style:style style:name="Tabela9.C" style:family="table-column">
      <style:table-column-properties style:column-width="5.387cm" style:rel-column-width="24150*"/>
    </style:style>
    <style:style style:name="Tabela9.D" style:family="table-column">
      <style:table-column-properties style:column-width="1.785cm" style:rel-column-width="8002*"/>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9.D1" style:family="table-cell">
      <style:table-cell-properties style:vertical-align="top" fo:padding-left="0.191cm" fo:padding-right="0.191cm" fo:padding-top="0cm" fo:padding-bottom="0cm" fo:border="0.002cm solid #000000" style:writing-mode="lr-tb"/>
    </style:style>
    <style:style style:name="P1" style:family="paragraph" style:parent-style-name="Footer">
      <style:paragraph-properties>
        <style:tab-stops>
          <style:tab-stop style:position="15.24cm" style:type="right"/>
        </style:tab-stops>
      </style:paragraph-properties>
    </style:style>
    <style:style style:name="P2" style:family="paragraph" style:parent-style-name="Header">
      <style:paragraph-properties>
        <style:tab-stops>
          <style:tab-stop style:position="15.24cm" style:type="right"/>
        </style:tab-stops>
      </style:paragraph-properties>
    </style:style>
    <style:style style:name="P3" style:family="paragraph" style:parent-style-name="Header">
      <style:paragraph-properties fo:margin-left="0cm" fo:margin-right="0cm" fo:text-indent="0cm" style:auto-text-indent="false">
        <style:tab-stops>
          <style:tab-stop style:position="15.24cm" style:type="right"/>
        </style:tab-stops>
      </style:paragraph-properties>
    </style:style>
    <style:style style:name="P4" style:family="paragraph" style:parent-style-name="Standard">
      <style:paragraph-properties fo:margin-top="0cm" fo:margin-bottom="0cm" fo:text-align="center" style:justify-single-word="false" fo:hyphenation-ladder-count="no-limit">
        <style:tab-stops>
          <style:tab-stop style:position="0cm"/>
          <style:tab-stop style:position="16.51cm" style:type="right"/>
        </style:tab-stops>
      </style:paragraph-properties>
      <style:text-properties fo:language="en" fo:country="GB" fo:hyphenate="false" fo:hyphenation-remain-char-count="2" fo:hyphenation-push-char-count="2"/>
    </style:style>
    <style:style style:name="P5" style:family="paragraph" style:parent-style-name="Header">
      <style:paragraph-properties fo:margin-left="-0.085cm" fo:margin-right="0.004cm" fo:text-indent="0cm" style:auto-text-indent="false" style:snap-to-layout-grid="false"/>
      <style:text-properties fo:font-size="8pt" style:font-size-asian="8pt"/>
    </style:style>
    <style:style style:name="P6" style:family="paragraph" style:parent-style-name="Header">
      <style:paragraph-properties fo:margin-left="-0.085cm" fo:margin-right="0.004cm" fo:text-indent="0cm" style:auto-text-indent="false" style:snap-to-layout-grid="false"/>
    </style:style>
    <style:style style:name="T1" style:family="text">
      <style:text-properties fo:font-size="8pt" fo:font-weight="normal" style:font-size-asian="8pt" style:font-weight-asian="normal" style:font-weight-complex="normal"/>
    </style:style>
    <style:style style:name="T2" style:family="text">
      <style:text-properties fo:font-size="8pt" fo:font-weight="bold" style:font-size-asian="8pt" style:font-weight-asian="bold"/>
    </style:style>
    <style:style style:name="T3" style:family="text">
      <style:text-properties fo:font-size="8pt" style:font-size-asian="8pt"/>
    </style:style>
    <style:style style:name="T4" style:family="text">
      <style:text-properties fo:font-size="9pt" style:font-size-asian="9pt"/>
    </style:style>
    <style:page-layout style:name="pm1">
      <style:page-layout-properties fo:page-width="21.001cm" fo:page-height="29.7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4">
      <style:page-layout-properties fo:page-width="20.999cm" fo:page-height="29.699cm" style:num-format="1" style:print-orientation="portrait" fo:margin-top="1.27cm" fo:margin-bottom="1.27cm" fo:margin-left="3.175cm" fo:margin-right="3.175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pm5">
      <style:page-layout-properties fo:page-width="21.001cm" fo:page-height="29.7cm" style:num-format="i" style:print-orientation="portrait" fo:margin-top="1.259cm" fo:margin-bottom="1.66cm" fo:margin-left="3.175cm" fo:margin-right="3.175cm" style:shadow="none" fo:background-color="transparent" style:writing-mode="lr-tb" style:layout-grid-color="#c0c0c0" style:layout-grid-lines="41"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141cm" fo:margin-left="0cm" fo:margin-right="0cm" fo:margin-bottom="1.041cm" style:dynamic-spacing="true"/>
      </style:header-style>
      <style:footer-style>
        <style:header-footer-properties fo:min-height="1.39cm" fo:margin-left="0cm" fo:margin-right="0cm" fo:margin-top="1.289cm" style:dynamic-spacing="true"/>
      </style:footer-style>
    </style:page-layout>
    <style:page-layout style:name="pm6">
      <style:page-layout-properties fo:page-width="21.001cm" fo:page-height="29.7cm" style:num-format="i" style:print-orientation="portrait" fo:margin-top="0.762cm" fo:margin-bottom="0.762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style:page-layout style:name="pm7">
      <style:page-layout-properties fo:page-width="21.001cm" fo:page-height="29.7cm" style:num-format="1" style:print-orientation="portrait" fo:margin-top="1.36cm" fo:margin-bottom="1.36cm" fo:margin-left="3.175cm" fo:margin-right="3.175cm" style:writing-mode="lr-tb" style:layout-grid-color="#c0c0c0" style:layout-grid-lines="41"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143cm" fo:margin-left="0cm" fo:margin-right="0cm" fo:margin-bottom="1.044cm" style:dynamic-spacing="true"/>
      </style:header-style>
      <style:footer-style>
        <style:header-footer-properties fo:min-height="2.286cm" fo:margin-left="0cm" fo:margin-right="0cm" fo:margin-top="2.187cm" style:dynamic-spacing="true"/>
      </style:footer-style>
    </style:page-layout>
  </office:automatic-styles>
  <office:master-styles>
    <style:master-page style:name="Standard" style:page-layout-name="pm1"/>
    <style:master-page style:name="HTML" style:page-layout-name="pm2"/>
    <style:master-page style:name="Converter_20_1" style:display-name="Converter 1" style:page-layout-name="pm3">
      <style:header>
        <text:p text:style-name="Header"/>
      </style:header>
      <style:footer>
        <text:p text:style-name="P1">Draft Version 1.0 November 1999<text:tab/>Page <text:span text:style-name="Page_20_Number"><text:page-number text:select-page="current">3</text:page-number></text:span></text:p>
      </style:footer>
    </style:master-page>
    <style:master-page style:name="Converter_20_2" style:display-name="Converter 2" style:page-layout-name="pm4">
      <style:header>
        <text:p text:style-name="Header"/>
      </style:header>
      <style:footer>
        <text:p text:style-name="Footer"/>
      </style:footer>
    </style:master-page>
    <style:master-page style:name="Converter_20_3" style:display-name="Converter 3" style:page-layout-name="pm5">
      <style:header>
        <text:p text:style-name="P2">Plano de Projeto<text:tab/>Escola</text:p>
      </style:header>
      <style:footer>
        <text:p text:style-name="P1"><text:tab/>Página  <text:span text:style-name="Page_20_Number"><text:page-number text:select-page="current">3</text:page-number></text:span></text:p>
      </style:footer>
    </style:master-page>
    <style:master-page style:name="Converter_20_4" style:display-name="Converter 4" style:page-layout-name="pm6">
      <style:header>
        <text:p text:style-name="P3">Testes de Aceitação<text:tab/>Escola</text:p>
      </style:header>
      <style:footer>
        <text:p text:style-name="P4"/>
      </style:footer>
    </style:master-page>
    <style:master-page style:name="Converter_20_5" style:display-name="Converter 5" style:page-layout-name="pm6">
      <style:header>
        <text:p text:style-name="P2">Testes de Aceitação<text:tab/></text:p>
      </style:header>
      <style:footer>
        <text:p text:style-name="P4"/>
      </style:footer>
    </style:master-page>
    <style:master-page style:name="Converter_20_6" style:display-name="Converter 6" style:page-layout-name="pm7">
      <style:header>
        <text:p text:style-name="P3">Testes de Aceitação - Aluno<text:tab/></text:p>
      </style:header>
      <style:footer>
        <table:table table:name="Tabela9" table:style-name="Tabela9">
          <table:table-column table:style-name="Tabela9.A"/>
          <table:table-column table:style-name="Tabela9.B"/>
          <table:table-column table:style-name="Tabela9.C"/>
          <table:table-column table:style-name="Tabela9.D"/>
          <table:table-row table:style-name="Tabela9.1">
            <table:table-cell table:style-name="Tabela9.A1" office:value-type="string">
              <text:p text:style-name="P5">Escola</text:p>
            </table:table-cell>
            <table:table-cell table:style-name="Tabela9.A1" office:value-type="string">
              <text:p text:style-name="P6"><text:span text:style-name="T1">05/03/2007</text:span><text:span text:style-name="T2"> </text:span></text:p>
            </table:table-cell>
            <table:table-cell table:style-name="Tabela9.A1" office:value-type="string">
              <text:p text:style-name="P5">Revisão 0.1</text:p>
            </table:table-cell>
            <table:table-cell table:style-name="Tabela9.D1" office:value-type="string">
              <text:p text:style-name="P6"><text:span text:style-name="T3">Página </text:span><text:span text:style-name="T4"><text:page-number text:select-page="current">3</text:page-number></text:span></text:p>
            </table:table-cell>
          </table:table-row>
        </table:table>
        <text:p text:style-name="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BrOffice.org/2.0$Win32 OpenOffice.org_project/680m5$Build-9073</meta:generator>
    <dc:title>IT Project Plan Template Version 0.3</dc:title>
    <dc:description>The format and contents of IT project management plans, applicable to any type or size of IT project, are described. The elements that should appear in all IT project management plans are identified.

</dc:description>
    <meta:initial-creator>Jones</meta:initial-creator>
    <meta:creation-date>1999-08-12T16:16:00</meta:creation-date>
    <dc:date>2007-06-20T16:58:39</dc:date>
    <meta:printed-by>a a</meta:printed-by>
    <meta:print-date>2007-03-07T12:01:56</meta:print-date>
    <meta:keyword>management plans</meta:keyword>
    <meta:keyword>software project management plans</meta:keyword>
    <meta:keyword>IT project management plans</meta:keyword>
    <dc:language>pt-BR</dc:language>
    <meta:editing-cycles>422</meta:editing-cycles>
    <meta:editing-duration>P1DT8H5M55S</meta:editing-duration>
    <meta:user-defined meta:name="Info 1"/>
    <meta:user-defined meta:name="Info 2"/>
    <meta:user-defined meta:name="Info 3"/>
    <meta:user-defined meta:name="Info 4"/>
    <meta:document-statistic meta:table-count="5" meta:image-count="0" meta:object-count="0" meta:page-count="7" meta:paragraph-count="64" meta:word-count="445" meta:character-count="3222"/>
  </office:meta>
</office:document-meta>
</file>